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31.286cm"/>
      <style:paragraph-properties style:writing-mode="lr-tb"/>
    </style:style>
    <style:style style:name="gr3" style:family="graphic" style:parent-style-name="standard">
      <style:graphic-properties draw:stroke="none" draw:fill="none" fo:min-height="19.91cm"/>
      <style:paragraph-properties style:writing-mode="lr-tb"/>
    </style:style>
    <style:style style:name="gr4" style:family="graphic" style:parent-style-name="standard">
      <style:graphic-properties draw:stroke="none" draw:fill="none" fo:min-height="8.534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Ejemplos de resolucion de problemas mas complejos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956cm" svg:height="31.536cm" svg:x="1.044cm" svg:y="0.983cm">
          <draw:text-box>
            <text:p>Veamos otro problema.</text:p>
            <text:p><text:s/></text:p>
            <text:p>Queremos averiguar la combinacion de una caja fuerte de 6 digitos.</text:p>
            <text:p>Cuantas operaciones deberiamos realizar </text:p>
            <text:p>para resolver el problema ?</text:p>
            <text:p/>
            <text:p>Podria probar </text:p>
            <text:p/>
            <text:p>0-0-0-0-0-0</text:p>
            <text:p>0-0-0-0-0-1</text:p>
            <text:p>0-0-0-0-0-2</text:p>
            <text:p>...</text:p>
            <text:p/>
            <text:p>una a una todas las combinaciones posibles hasta dar con la que abre la caja fuerte.</text:p>
            <text:p/>
            <text:p>si utilizo este sistema para averiguar combinaciones, </text:p>
            <text:p>necesitaría, en promedio, unos </text:p>
            <text:p>(10*10*10*10*10*10)/2 = 1000000 /2 = 500 mil pasos</text:p>
            <text:p>para resolver el problema.</text:p>
            <text:p/>
            <text:p/>
            <text:p>Veamos como lo haria </text:p>
            <text:p>un sistema de individuos que se reproducen, </text:p>
            <text:p>como en los ejemplos anteriores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3" draw:layer="layout" svg:width="19cm" svg:height="23.714cm" svg:x="1cm" svg:y="1.04cm">
          <draw:text-box>
            <text:p>Digamos que el estado inicial del problema es </text:p>
            <text:p>una combinacion de 6 ceros</text:p>
            <text:p/>
            <text:p>0-0-0-0-0-0</text:p>
            <text:p/>
            <text:p>creare una especie de individuos que representen </text:p>
            <text:p>estados de este problema.</text:p>
            <text:p/>
            <text:p>La informacion que un individuo necesita almacenar </text:p>
            <text:p>para representar un estado es,</text:p>
            <text:p/>
            <text:p>el valor de los 6 digitos de la combinacion.</text:p>
            <text:p>y cual es el digito que sera modificado en la reproduccion para crear hijos.</text:p>
            <text:p/>
            <text:p>Podemos indicarlo asi,</text:p>
            <text:p><text:s/></text:p>
            <text:p>"combinacion= 0-0-0-0-0-0"</text:p>
            <text:p>"generacion= 1"</text:p>
            <text:p/>
            <text:p>en donde el campo 'generacion' indica cual es el digito que se modificara en la reproduccion,</text:p>
            <text:p>y el campo 'combinacion', </text:p>
            <text:p>es la combinacion que representa este individuo.</text:p>
            <text:p/>
            <text:p>digamos que creo un individuo que representa el estado inicial.</text:p>
            <text:p>la combinacion de numeros que almacena sera, </text:p>
            <text:p/>
            <text:p text:style-name="P5">"combinacion= 0-0-0-0-0-0"</text:p>
            <text:p text:style-name="P5">"generacion= 1"</text:p>
            <text:p/>
            <text:p>y al generar hijos modificara el primer digito de la combinacion con todos los posibles, es decir, 10 hijos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4" draw:text-style-name="P3" draw:layer="layout" svg:width="19.036cm" svg:height="10.205cm" svg:x="0.964cm" svg:y="1.03cm">
          <draw:text-box>
            <text:p>sus hijos,</text:p>
            <text:p>almacenaran la combinacion de digitos que les ha asignado su padre,</text:p>
            <text:p>y a su vez, al generar a sus hijos, modificaran el segundo digito</text:p>
            <text:p/>
            <text:p/>
            <text:p>y a su vez,</text:p>
            <text:p>sus hijos,</text:p>
            <text:p>almacenaran la combinacion de digitos que les ha asignado su padre,</text:p>
            <text:p>y al generar a sus propios hijos, modificaran el tercer digito</text:p>
            <text:p/>
            <text:p>Veamoslo graficamente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2-19T17:40:42.372000000</dc:date>
    <meta:editing-duration>PT3H22M45S</meta:editing-duration>
    <meta:editing-cycles>52</meta:editing-cycles>
    <meta:generator>LibreOffice/7.3.5.2$Windows_X86_64 LibreOffice_project/184fe81b8c8c30d8b5082578aee2fed2ea847c01</meta:generator>
    <meta:document-statistic meta:object-count="35"/>
  </office:meta>
</office:document-meta>
</file>